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6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What is middleware in Django?</text:span></text:span></text:h>
      <text:p text:style-name="P2"><text:span text:style-name="Strong_20_Emphasis"><text:span text:style-name="T2">Answer:</text:span></text:span></text:p>
      <text:p text:style-name="P2"><text:span text:style-name="T2">In Django, </text:span><text:span text:style-name="Strong_20_Emphasis"><text:span text:style-name="T2">middleware</text:span></text:span><text:span text:style-name="T2"> is a framework of hooks that process </text:span><text:span text:style-name="Strong_20_Emphasis"><text:span text:style-name="T2">requests and responses globally</text:span></text:span><text:span text:style-name="T2">, before they reach the view or after the response leaves the view.</text:span></text:p>
      <text:p text:style-name="P3">Each middleware component is a Python class that can:</text:p>
      <text:list text:style-name="L1">
        <text:list-item>
          <text:p text:style-name="P4"><text:span text:style-name="T2">Process the request before the view (</text:span><text:span text:style-name="Source_20_Text"><text:span text:style-name="T2">process_request</text:span></text:span><text:span text:style-name="T2">)</text:span></text:p>
        </text:list-item>
        <text:list-item>
          <text:p text:style-name="P4"><text:span text:style-name="T2">Process the response after the view (</text:span><text:span text:style-name="Source_20_Text"><text:span text:style-name="T2">process_response</text:span></text:span><text:span text:style-name="T2">)</text:span></text:p>
        </text:list-item>
        <text:list-item>
          <text:p text:style-name="P5">Handle exceptions, redirects, authentication, etc.</text:p>
        </text:list-item>
      </text:list>
      <text:p text:style-name="P3">Middleware sits between the web server and the view, functioning like a pipeline.</text:p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6M27S</meta:editing-duration>
    <meta:generator>LibreOffice/25.2.4.3$Windows_X86_64 LibreOffice_project/33e196637044ead23f5c3226cde09b47731f7e27</meta:generator>
    <dc:title>Carlito Default</dc:title>
    <dc:date>2025-06-16T15:47:51.223186000</dc:date>
    <meta:document-statistic meta:table-count="0" meta:image-count="0" meta:object-count="0" meta:page-count="1" meta:paragraph-count="8" meta:word-count="76" meta:character-count="487" meta:non-whitespace-character-count="422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